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0/2019<text:bookmark-end text:name="Text14"/></text:p>
            <text:p text:style-name="Normální">KVOP-48765/2019<text:bookmark-end text:name="Text2"/></text:p>
            <text:p text:style-name="Normální"><text:bookmark-start text:name="Text6"/>30. 10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text:s text:c="5"/><text:bookmark-end text:name="Text7"/></text:p>
            <text:p text:style-name="Normální"><text:bookmark-start text:name="Text8"/>Vážený pan<text:bookmark-end text:name="Text8"/></text:p>
            <text:p text:style-name="Normální">B. V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 a rozhodnutí o částečném odmítnutí žádosti</text:h>
      <text:p text:style-name="Základnítext">Vážený pane V.,</text:p>
      <text:p text:style-name="Základnítext">dne 17. 9. 2019 byla do Kanceláře veřejného ochránce práv doručena Vaše žádost podle zákona č. 106/1999 Sb., o svobodném přístupu k informacím, ve znění pozdějších předpisů. Svou žádost jste po výzvě k doplnění data Vašeho narození doplnil o tento nezbytný údaj. Požádal jste o poskytnutí těchto informací: <text:s/></text:p>
      <text:list text:style-name="LFO3_1" text:continue-numbering="true">
        <text:list-item>
          <text:p text:style-name="P18">Zaslání veškerých písemností, které se vztahují ke sp.zn. 2469/2002/VOP/MH a sp.zn. 4919/2009/VOP/JK.</text:p>
        </text:list-item>
        <text:list-item>
          <text:p text:style-name="P19">Sdělení, „jaké<text:s/>úkony KVOP ke dni 30. 9. tr. – resp. 7. 10. tr. ve věci provedla“.<text:s/></text:p>
        </text:list-item>
        <text:list-item>
          <text:p text:style-name="P20">Sdělení, „kdy bude realizováno prvé jednání v záležitosti mnou popsaných, když VOP svým jednání zavinil stav jenž vyvstal a jehož okolnosti jsme až v současné době zjistil“.<text:s/>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ům č. 2 a 3</text:p>
      <text:p text:style-name="Základnítext">Veřejná ochránkyně práv na základě Vašeho podání ze dne 17. 9. 2019 dosud žádné úkony neprovedla. Jelikož však z Vašeho doplnění vyplývá, že nad rámec žádosti o<text:s/>informace požadujete uplatnění působnosti ochránce dle zákona č. 349/1999 Sb., o veřejném ochránci práv, ve znění pozdějších předpisů, obdržíte v této záležitosti samostatnou odpověď mimo režim zákona o svobodném přístupu k informacím.<text:s/></text:p>
      <text:p text:style-name="Základnítext">K bodu č. 1</text:p>
      <text:p text:style-name="Základnítext">Tuto informaci nelze poskytnout, blíže viz rozhodnutí o odmítnutí informací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<text:s/>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<text:s/><text:soft-page-break/>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odmítá</text:span><text:s/>žádost pana B. V., nar.<text:s/>xxx, trvale bytem<text:s/>xxx<text:s/>ze dne 17. 9. 2019 v části, kterou se domáhal poskytnutí písemností, jež se vztahují ke spisům veřejného ochránce práv sp.zn. 2469/2002/VOP/MH a sp.zn. 4919/2009/VOP/JK.<text:s/></text:p>
      <text:h text:style-name="Nadpis1" text:outline-level="1">Odůvodnění</text:h>
      <text:p text:style-name="Základnítext">Dne 19. 9. 2019 se veřejného ochránce práv obrátil pan<text:s/>B. V.<text:s/>s žádostí o  zaslání veškerých písemností, které se vztahují ke sp.zn. 2469/2002/VOP/MH a sp.zn. 4919/2009/VOP/JK podle zákona o svobodném přístupu k informacím. Na základě výzvy svou žádost následně doplnil o své datum narození, podstatný údaj žádosti o informace.<text:s/></text:p>
      <text:p text:style-name="Základnítext">Kancelář veřejného ochránce práv požadovanými spisy sp.zn. 2469/2002/VOP/MH a sp.zn. 4919/2009/VOP/JK již nedisponuje, neboť po uplynutí pětileté skartační lhůty provedla jejich skartaci. V souladu s ustanovením § 15 ve spojení § 2 odst. 4 zákona o svobodném přístupu k informacím byla proto žádost odmítnuta. Žadatelem požadované informace již neexistují.<text:s/>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ředitelky sekce právní Kanceláře veřejného ochránce práv. <text:s/></text:p>
      <text:p text:style-name="P21"/>
      <text:p text:style-name="podpis">Mgr. Petra Zdražilová</text:p>
      <text:p text:style-name="podpis">ředitelka právní sekce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WZD0*</text:span></text:p>
        <text:p text:style-name="P12"><text:span text:style-name="T13">KVOPX009WZD0</text:span>KVOPX009WZD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2-04T08:18:00Z</meta:creation-date>
    <dc:date>2019-12-04T08:31:00Z</dc:date>
    <meta:print-date>2019-10-30T12:2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7" meta:word-count="510" meta:character-count="3517" meta:row-count="25" meta:non-whitespace-character-count="3014"/>
  </office:meta>
</office:document-meta>
</file>